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.813cm" fo:min-width="7.616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6cm" fo:min-width="0.3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="solid" draw:fill-color="#000099" draw:textarea-horizontal-align="justify" draw:textarea-vertical-align="middle" draw:auto-grow-height="false" fo:min-height="0.659cm" fo:min-width="2.474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0.11cm" fo:min-width="0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494cm" style:use-optimal-column-width="false"/>
    </style:style>
    <style:style style:name="co2" style:family="table-column">
      <style:table-column-properties style:column-width="1.133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1.004cm" style:use-optimal-column-width="false"/>
    </style:style>
    <style:style style:name="co5" style:family="table-column">
      <style:table-column-properties style:column-width="1.67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709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761cm" style:use-optimal-row-height="false"/>
    </style:style>
    <style:style style:name="ro5" style:family="table-row">
      <style:table-row-properties style:row-height="0.744cm" style:use-optimal-row-height="false"/>
    </style:style>
    <style:style style:name="ro6" style:family="table-row">
      <style:table-row-properties style:row-height="0.777cm" style:use-optimal-row-height="false"/>
    </style:style>
    <style:style style:name="ro7" style:family="table-row">
      <style:table-row-properties style:row-height="0.728cm" style:use-optimal-row-height="false"/>
    </style:style>
    <style:style style:name="ro8" style:family="table-row">
      <style:table-row-properties style:row-height="0.737cm" style:use-optimal-row-height="false"/>
    </style:style>
    <style:style style:name="ce1" style:family="table-cell">
      <loext:graphic-properties draw:fill="solid" draw:fill-color="#ffffff"/>
      <style:paragraph-properties fo:text-align="center" fo:border="0.43pt solid #000000"/>
      <style:text-properties fo:font-size="12pt" style:font-size-asian="12pt" style:font-size-complex="12pt"/>
    </style:style>
    <style:style style:name="ce2" style:family="table-cell">
      <loext:graphic-properties draw:fill="solid" draw:fill-color="#ffffff"/>
      <style:paragraph-properties fo:text-align="center" fo:border-left="0.43pt solid #000000" fo:border-right="none" fo:border-top="0.43pt solid #000000" fo:border-bottom="0.43pt solid #000000"/>
      <style:text-properties fo:font-size="12pt" style:font-size-asian="12pt" style:font-size-complex="12pt"/>
    </style:style>
    <style:style style:name="ce3" style:family="table-cell">
      <loext:graphic-properties draw:fill="solid" draw:fill-color="#ffffff"/>
      <style:paragraph-properties fo:text-align="center" fo:border-left="none" fo:border-right="0.43pt solid #000000" fo:border-top="0.43pt solid #000000" fo:border-bottom="0.4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/>
      <style:paragraph-properties fo:text-align="center" fo:border-left="0.43pt solid #000000" fo:border-right="0.43pt solid #000000" fo:border-top="none" fo:border-bottom="0.43pt solid #000000"/>
      <style:text-properties fo:font-size="12pt" style:font-size-asian="12pt" style:font-size-complex="12pt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solid" draw:fill-color="#000099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.397cm" svg:x="6.08cm" svg:y="5.064cm">
          <text:p/>
          <draw:enhanced-geometry svg:viewBox="0 0 21600 21600" draw:glue-points="?f6 10800 10800 21600 ?f5 10800 10800 0" draw:text-areas="?f3 ?f3 ?f4 ?f4" draw:type="trapezoid" draw:modifiers="1500.5557613931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0.508cm" svg:height="0.508cm" svg:x="6.588cm" svg:y="5.19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508cm" svg:height="0.508cm" svg:x="7.35cm" svg:y="5.19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0.508cm" svg:height="0.508cm" svg:x="8.112cm" svg:y="5.19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0.508cm" svg:height="0.508cm" svg:x="8.874cm" svg:y="5.19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0.508cm" svg:height="0.508cm" svg:x="9.636cm" svg:y="5.191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508cm" svg:height="0.508cm" svg:x="10.398cm" svg:y="5.191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508cm" svg:height="0.508cm" svg:x="11.16cm" svg:y="5.191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508cm" svg:height="0.508cm" svg:x="11.922cm" svg:y="5.191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08cm" svg:height="0.508cm" svg:x="12.684cm" svg:y="5.192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3.446cm" svg:y="5.191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4.211cm" svg:y="5.192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4.973cm" svg:y="5.192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5.732cm" svg:y="5.192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6.969cm" svg:y="5.825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7.731cm" svg:y="5.824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8.493cm" svg:y="5.824cm">
          <text:p text:style-name="P2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9.255cm" svg:y="5.823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0.017cm" svg:y="5.823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0.779cm" svg:y="5.822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0.508cm" svg:height="0.508cm" svg:x="11.541cm" svg:y="5.826cm">
          <text:p text:style-name="P2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2.303cm" svg:y="5.826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0.508cm" svg:height="0.508cm" svg:x="13.065cm" svg:y="5.827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3.827cm" svg:y="5.827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4.589cm" svg:y="5.826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5.351cm" svg:y="5.826cm">
          <text:p text:style-name="P2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572cm" svg:height="1.397cm" svg:x="6.08cm" svg:y="9.89cm">
          <text:p/>
          <draw:enhanced-geometry svg:viewBox="0 0 21600 21600" draw:glue-points="?f6 10800 10800 21600 ?f5 10800 10800 0" draw:text-areas="?f3 ?f3 ?f4 ?f4" draw:type="trapezoid" draw:modifiers="3643.724696356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xml:id="id1" draw:id="id1" draw:layer="layout" svg:width="0.508cm" svg:height="0.508cm" svg:x="6.588cm" svg:y="10.01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0.508cm" svg:height="0.508cm" svg:x="7.35cm" svg:y="10.01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1" draw:id="id11" draw:layer="layout" svg:width="0.508cm" svg:height="0.508cm" svg:x="8.112cm" svg:y="10.017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9" draw:id="id9" draw:layer="layout" svg:width="0.508cm" svg:height="0.508cm" svg:x="8.874cm" svg:y="10.01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0.508cm" svg:height="0.508cm" svg:x="9.636cm" svg:y="10.017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0.508cm" svg:height="0.508cm" svg:x="6.969cm" svg:y="10.65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0.508cm" svg:height="0.508cm" svg:x="7.731cm" svg:y="10.65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5" draw:id="id15" draw:layer="layout" svg:width="0.508cm" svg:height="0.508cm" svg:x="8.493cm" svg:y="10.65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0.508cm" svg:height="0.508cm" svg:x="9.255cm" svg:y="10.653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line-skew="-1.017cm" svg:x1="6.842cm" svg:y1="10.017cm" svg:x2="12.176cm" svg:y2="5.699cm" draw:start-shape="id1" draw:start-glue-point="4" draw:end-shape="id2" draw:end-glue-point="8" svg:d="M6842 10017v-3175h5334v-1143" svg:viewBox="0 0 5335 4319">
          <text:p/>
        </draw:connector>
        <draw:connector draw:style-name="gr7" draw:text-style-name="P2" draw:layer="layout" draw:line-skew="1.269cm" svg:x1="9.89cm" svg:y1="10.017cm" svg:x2="11.414cm" svg:y2="5.699cm" draw:start-shape="id3" draw:start-glue-point="4" draw:end-shape="id4" draw:end-glue-point="8" svg:d="M9890 10017v-889h1524v-3429" svg:viewBox="0 0 1525 4319">
          <text:p/>
        </draw:connector>
        <draw:connector draw:style-name="gr7" draw:text-style-name="P2" draw:layer="layout" draw:line-skew="-0.826cm" svg:x1="7.223cm" svg:y1="10.652cm" svg:x2="10.652cm" svg:y2="5.699cm" draw:start-shape="id5" draw:start-glue-point="4" draw:end-shape="id6" draw:end-glue-point="8" svg:d="M7223 10652v-3302h3429v-1651" svg:viewBox="0 0 3430 4954">
          <text:p/>
        </draw:connector>
        <draw:connector draw:style-name="gr7" draw:text-style-name="P2" draw:layer="layout" draw:line-skew="0.887cm" svg:x1="9.509cm" svg:y1="10.653cm" svg:x2="13.319cm" svg:y2="6.335cm" draw:start-shape="id7" draw:start-glue-point="4" draw:end-shape="id8" draw:end-glue-point="8" svg:d="M9509 10653v-1271h3810v-3047" svg:viewBox="0 0 3811 4319">
          <text:p/>
        </draw:connector>
        <draw:connector draw:style-name="gr7" draw:text-style-name="P2" draw:layer="layout" draw:line-skew="0.698cm" svg:x1="9.128cm" svg:y1="10.017cm" svg:x2="11.795cm" svg:y2="6.334cm" draw:start-shape="id9" draw:start-glue-point="4" draw:end-shape="id10" draw:end-glue-point="8" svg:d="M9128 10017v-1143h2667v-2540" svg:viewBox="0 0 2668 3684">
          <text:p/>
        </draw:connector>
        <draw:connector draw:style-name="gr8" draw:text-style-name="P6" draw:layer="layout" draw:type="lines" draw:line-skew="-0.388cm 0.768cm" svg:x1="8.366cm" svg:y1="10.017cm" svg:x2="7.604cm" svg:y2="5.699cm" draw:start-shape="id11" draw:start-glue-point="4" draw:end-shape="id12" draw:end-glue-point="8" svg:d="M8366 10017v-889l-762-2159v-1270" svg:viewBox="0 0 763 4319">
          <text:p/>
        </draw:connector>
        <draw:connector draw:style-name="gr8" draw:text-style-name="P6" draw:layer="layout" draw:type="lines" draw:line-skew="-0.388cm 0.768cm" svg:x1="7.604cm" svg:y1="10.017cm" svg:x2="8.366cm" svg:y2="5.699cm" draw:start-shape="id13" draw:start-glue-point="4" draw:end-shape="id14" draw:end-glue-point="8" svg:d="M7604 10017v-889l762-2159v-1270" svg:viewBox="0 0 763 4319">
          <text:p/>
        </draw:connector>
        <draw:connector draw:style-name="gr8" draw:text-style-name="P6" draw:layer="layout" draw:type="lines" draw:line-skew="-0.896cm 0.387cm" svg:x1="8.747cm" svg:y1="10.652cm" svg:x2="9.89cm" svg:y2="5.699cm" draw:start-shape="id15" draw:start-glue-point="4" draw:end-shape="id16" draw:end-glue-point="8" svg:d="M8747 10652v-1397l1143-2667v-889" svg:viewBox="0 0 1144 4954">
          <text:p/>
        </draw:connector>
        <draw:connector draw:style-name="gr8" draw:text-style-name="P6" draw:layer="layout" draw:type="lines" draw:line-skew="-0.896cm 0.387cm" svg:x1="7.985cm" svg:y1="10.652cm" svg:x2="9.128cm" svg:y2="5.699cm" draw:start-shape="id17" draw:start-glue-point="4" draw:end-shape="id18" draw:end-glue-point="8" svg:d="M7985 10652v-1397l1143-2667v-889" svg:viewBox="0 0 1144 4954">
          <text:p/>
        </draw:connector>
        <draw:frame draw:style-name="standard" draw:layer="layout" svg:width="5.9cm" svg:height="7.446cm" svg:x="4.93cm" svg:y="12.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7">D-sub 9</text:p>
              </table:table-cell>
              <table:covered-table-cell table:style-name="ce2"/>
              <table:table-cell/>
              <table:table-cell table:style-name="ce3" table:number-columns-spanned="2">
                <text:p text:style-name="P7">D-sub 25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7">DCD</text:p>
              </table:table-cell>
              <table:table-cell>
                <text:p text:style-name="P7">1</text:p>
              </table:table-cell>
              <table:table-cell table:style-name="ce4"/>
              <table:table-cell>
                <text:p text:style-name="P7">8</text:p>
              </table:table-cell>
              <table:table-cell>
                <text:p text:style-name="P7">DCD</text:p>
              </table:table-cell>
            </table:table-row>
            <table:table-row table:style-name="ro3" table:default-cell-style-name="ce1">
              <table:table-cell>
                <text:p text:style-name="P7">RXD</text:p>
              </table:table-cell>
              <table:table-cell>
                <text:p text:style-name="P7">2</text:p>
              </table:table-cell>
              <table:table-cell/>
              <table:table-cell>
                <text:p text:style-name="P7">3</text:p>
              </table:table-cell>
              <table:table-cell>
                <text:p text:style-name="P7">RXD</text:p>
              </table:table-cell>
            </table:table-row>
            <table:table-row table:style-name="ro4" table:default-cell-style-name="ce1">
              <table:table-cell>
                <text:p text:style-name="P7">TXD</text:p>
              </table:table-cell>
              <table:table-cell>
                <text:p text:style-name="P7">3</text:p>
              </table:table-cell>
              <table:table-cell/>
              <table:table-cell>
                <text:p text:style-name="P7">2</text:p>
              </table:table-cell>
              <table:table-cell>
                <text:p text:style-name="P7">TXD</text:p>
              </table:table-cell>
            </table:table-row>
            <table:table-row table:style-name="ro5" table:default-cell-style-name="ce1">
              <table:table-cell>
                <text:p text:style-name="P7">DTR</text:p>
              </table:table-cell>
              <table:table-cell>
                <text:p text:style-name="P7">4</text:p>
              </table:table-cell>
              <table:table-cell/>
              <table:table-cell>
                <text:p text:style-name="P7">20</text:p>
              </table:table-cell>
              <table:table-cell>
                <text:p text:style-name="P7">DTR</text:p>
              </table:table-cell>
            </table:table-row>
            <table:table-row table:style-name="ro5" table:default-cell-style-name="ce1">
              <table:table-cell>
                <text:p text:style-name="P7">GND</text:p>
              </table:table-cell>
              <table:table-cell>
                <text:p text:style-name="P7">5</text:p>
              </table:table-cell>
              <table:table-cell/>
              <table:table-cell>
                <text:p text:style-name="P7">7</text:p>
              </table:table-cell>
              <table:table-cell>
                <text:p text:style-name="P7">GND</text:p>
              </table:table-cell>
            </table:table-row>
            <table:table-row table:style-name="ro6" table:default-cell-style-name="ce1">
              <table:table-cell>
                <text:p text:style-name="P7">DSR</text:p>
              </table:table-cell>
              <table:table-cell>
                <text:p text:style-name="P7">6</text:p>
              </table:table-cell>
              <table:table-cell/>
              <table:table-cell>
                <text:p text:style-name="P7">6</text:p>
              </table:table-cell>
              <table:table-cell>
                <text:p text:style-name="P7">DSR</text:p>
              </table:table-cell>
            </table:table-row>
            <table:table-row table:style-name="ro5" table:default-cell-style-name="ce1">
              <table:table-cell>
                <text:p text:style-name="P7">RTS</text:p>
              </table:table-cell>
              <table:table-cell>
                <text:p text:style-name="P7">7</text:p>
              </table:table-cell>
              <table:table-cell/>
              <table:table-cell>
                <text:p text:style-name="P7">4</text:p>
              </table:table-cell>
              <table:table-cell>
                <text:p text:style-name="P7">RTS</text:p>
              </table:table-cell>
            </table:table-row>
            <table:table-row table:style-name="ro7" table:default-cell-style-name="ce1">
              <table:table-cell>
                <text:p text:style-name="P7">CTS</text:p>
              </table:table-cell>
              <table:table-cell>
                <text:p text:style-name="P7">8</text:p>
              </table:table-cell>
              <table:table-cell/>
              <table:table-cell>
                <text:p text:style-name="P7">5</text:p>
              </table:table-cell>
              <table:table-cell>
                <text:p text:style-name="P7">CTS</text:p>
              </table:table-cell>
            </table:table-row>
            <table:table-row table:style-name="ro8" table:default-cell-style-name="ce1">
              <table:table-cell>
                <text:p text:style-name="P7">RI</text:p>
              </table:table-cell>
              <table:table-cell>
                <text:p text:style-name="P7">9</text:p>
              </table:table-cell>
              <table:table-cell/>
              <table:table-cell>
                <text:p text:style-name="P7">22</text:p>
              </table:table-cell>
              <table:table-cell>
                <text:p text:style-name="P7">RI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07:06:04.297729375</meta:creation-date>
    <dc:date>2023-05-27T18:20:44.178412771</dc:date>
    <meta:editing-duration>PT2M46S</meta:editing-duration>
    <meta:editing-cycles>1</meta:editing-cycles>
    <meta:document-statistic meta:object-count="46"/>
    <meta:generator>LibreOffice/7.3.7.2$Linux_X86_64 LibreOffice_project/30$Build-2</meta:generator>
  </office:meta>
</office:document-meta>
</file>